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Cond Semibold" svg:font-family="'Verdana Pro Cond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21">
      <style:text-properties fo:font-size="10pt" style:font-size-asian="10pt" style:font-size-complex="10pt"/>
    </style:style>
    <style:style style:name="P3" style:family="paragraph" style:parent-style-name="Standard" style:list-style-name="L23">
      <style:text-properties fo:font-size="10pt" style:font-size-asian="10pt" style:font-size-complex="10pt"/>
    </style:style>
    <style:style style:name="P4" style:family="paragraph" style:parent-style-name="Standard" style:list-style-name="L25">
      <style:text-properties fo:font-size="10pt" style:font-size-asian="10pt" style:font-size-complex="10pt"/>
    </style:style>
    <style:style style:name="P5" style:family="paragraph" style:parent-style-name="Standard" style:list-style-name="L26">
      <style:text-properties fo:font-size="10pt" style:font-size-asian="10pt" style:font-size-complex="10pt"/>
    </style:style>
    <style:style style:name="P6" style:family="paragraph" style:parent-style-name="Standard" style:list-style-name="L27">
      <style:text-properties fo:font-size="10pt" style:font-size-asian="10pt" style:font-size-complex="10pt"/>
    </style:style>
    <style:style style:name="P7" style:family="paragraph" style:parent-style-name="Standard" style:list-style-name="L22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24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 style:list-style-name="L1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 style:list-style-name="L1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 style:list-style-name="L1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list-style-name="L1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 style:list-style-name="L1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 style:list-style-name="L1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 style:list-style-name="L1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list-style-name="L1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 style:list-style-name="L1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 style:list-style-name="L1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 style:list-style-name="L2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list-style-name="L2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 style:list-style-name="L2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 style:list-style-name="L3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 style:list-style-name="L3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 style:list-style-name="L3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 style:list-style-name="L3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2.194cm" fo:margin-right="0cm" fo:text-indent="0cm" style:auto-text-indent="false" style:page-number="auto"/>
      <style:text-properties fo:font-size="10pt" style:font-size-asian="10pt" style:font-size-complex="10pt"/>
    </style:style>
    <style:style style:name="P31" style:family="paragraph" style:parent-style-name="Standard">
      <style:paragraph-properties fo:margin-left="2.194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2.194cm" fo:margin-right="0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2.194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3.191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3.191cm" fo:margin-right="0cm" fo:text-indent="0cm" style:auto-text-indent="false" style:page-number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3.191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fo:margin-left="3.221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margin-left="3.221cm" fo:margin-right="0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 fo:margin-left="3.221cm" fo:margin-right="0cm" fo:text-indent="0cm" style:auto-text-indent="false"/>
      <style:text-properties fo:font-size="10pt" fo:font-style="normal" fo:font-weight="bold" fo:background-color="#ffff00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2.21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margin-left="2.21cm" fo:margin-right="0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margin-left="2.21cm" fo:margin-right="0cm" fo:text-indent="0cm" style:auto-text-indent="false"/>
      <style:text-properties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left="2.21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0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fo:background-color="#ff333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8" style:family="text">
      <style:text-properties fo:font-style="italic" fo:background-color="#ff3333" style:font-style-asian="italic" style:font-style-complex="italic"/>
    </style:style>
    <style:style style:name="T9" style:family="text">
      <style:text-properties fo:font-style="italic" fo:background-color="transparent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>
      <style:text-properties fo:font-style="normal" fo:background-color="#ff3333" style:font-style-asian="normal" style:font-style-complex="normal"/>
    </style:style>
    <style:style style:name="T13" style:family="text">
      <style:text-properties fo:font-style="normal" fo:background-color="transparent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fo:background-color="#ffff00" style:font-weight-asian="normal" style:font-weight-complex="normal"/>
    </style:style>
    <style:style style:name="T17" style:family="text">
      <style:text-properties fo:font-weight="normal" fo:background-color="#ff3333" style:font-weight-asian="normal" style:font-weight-complex="normal"/>
    </style:style>
    <style:style style:name="T18" style:family="text">
      <style:text-properties fo:font-weight="normal" fo:background-color="transparent" style:font-weight-asian="normal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73371800757162571" text:style-name="L14">
        <text:list-item>
          <text:p text:style-name="P17">Case: <text:span text:style-name="T15">a</text:span></text:p>
        </text:list-item>
      </text:list>
      <text:list xml:id="list3115827843972389534" text:style-name="L15">
        <text:list-item>
          <text:p text:style-name="P18">Description: <text:span text:style-name="T15">a</text:span></text:p>
        </text:list-item>
      </text:list>
      <text:list xml:id="list5922478139739951945" text:style-name="L16">
        <text:list-item>
          <text:p text:style-name="P19">Prerequisite: <text:span text:style-name="T15">a</text:span></text:p>
        </text:list-item>
      </text:list>
      <text:list xml:id="list6955257379023481402" text:style-name="L17">
        <text:list-item>
          <text:p text:style-name="P20">Steps:</text:p>
        </text:list-item>
      </text:list>
      <text:p text:style-name="P40"><text:span text:style-name="T15">1. </text:span></text:p>
      <text:list xml:id="list7375937024665973320" text:style-name="L18">
        <text:list-item>
          <text:p text:style-name="P21">Postcondition: <text:span text:style-name="T15">a</text:span></text:p>
        </text:list-item>
      </text:list>
      <text:list xml:id="list900012951624632593" text:style-name="L19">
        <text:list-item>
          <text:p text:style-name="P22">Alternatives:</text:p>
        </text:list-item>
      </text:list>
      <text:p text:style-name="P37"><text:span text:style-name="T15">A) </text:span></text:p>
      <text:p text:style-name="P38"><text:span text:style-name="T15">1. </text:span></text:p>
      <text:list xml:id="list1507265779709170889" text:style-name="L20">
        <text:list-item>
          <text:p text:style-name="P23">Classes Involved: <text:span text:style-name="T4">a</text:span></text:p>
        </text:list-item>
      </text:list>
      <text:p text:style-name="P9"><text:span text:style-name="T4"/></text:p>
      <text:p text:style-name="Standard"/>
      <text:p text:style-name="Standard"/>
      <text:p text:style-name="Standard"><text:span text:style-name="T19">Visitor</text:span></text:p>
      <text:p text:style-name="Standard"><text:span text:style-name="T19"/></text:p>
      <text:list xml:id="list6340684178780638594" text:style-name="L27">
        <text:list-item>
          <text:p text:style-name="P6"><text:span text:style-name="T14">Case: </text:span><text:span text:style-name="T15">R</text:span>egistering account</text:p>
        </text:list-item>
      </text:list>
      <text:list xml:id="list2517774110272432821" text:style-name="L26">
        <text:list-item>
          <text:p text:style-name="P5"><text:span text:style-name="T14">Description: </text:span><text:span text:style-name="T15">A</text:span> <text:span text:style-name="T2">Visitor</text:span> wants to register an account as either <text:span text:style-name="T2">User</text:span> or <text:span text:style-name="T2">Gardener</text:span></text:p>
        </text:list-item>
      </text:list>
      <text:list xml:id="list4996867101855242217" text:style-name="L25">
        <text:list-item>
          <text:p text:style-name="P4"><text:span text:style-name="T14">Prerequisite: </text:span><text:span text:style-name="T15">The Plan</text:span>th Health ™ <text:s/>website's home page is open</text:p>
        </text:list-item>
      </text:list>
      <text:list xml:id="list1999818197176966670" text:style-name="L24">
        <text:list-item>
          <text:p text:style-name="P8">Steps:</text:p>
        </text:list-item>
      </text:list>
      <text:p text:style-name="P30">1. The <text:span text:style-name="T2">Visitor</text:span> click on register and<text:span text:style-name="T20"> gets redirected to the registration page</text:span></text:p>
      <text:p text:style-name="P31">2. The <text:span text:style-name="T9">Visitor </text:span><text:span text:style-name="T13">is prompted to enter an email, a username and a password</text:span></text:p>
      <text:p text:style-name="P31"><text:span text:style-name="T10">3. After all the required fields are filled, the </text:span><text:span text:style-name="T2">Visitor</text:span><text:span text:style-name="T10"> can click on the register button</text:span></text:p>
      <text:list xml:id="list4508212373626604872" text:style-name="L23">
        <text:list-item>
          <text:p text:style-name="P3"><text:span text:style-name="T14">Postcondition: </text:span>The <text:span text:style-name="T2">Visitor </text:span>is now registered as either as <text:span text:style-name="T2">User</text:span></text:p>
        </text:list-item>
      </text:list>
      <text:list xml:id="list690868631169168055" text:style-name="L22">
        <text:list-item>
          <text:p text:style-name="P7"><text:span text:style-name="T10">Alternatives:</text:span></text:p>
        </text:list-item>
      </text:list>
      <text:p text:style-name="P35"><text:span text:style-name="T10">A)</text:span></text:p>
      <text:p text:style-name="P36"><text:span text:style-name="T10">4. The email / username is already being used by another existing account</text:span></text:p>
      <text:p text:style-name="P36"><text:span text:style-name="T10">5. An error message is diplayed, stating which field is already being taken</text:span></text:p>
      <text:p text:style-name="P36"><text:span text:style-name="T10">6. Step 2</text:span></text:p>
      <text:p text:style-name="P36"><text:span text:style-name="T10"/></text:p>
      <text:p text:style-name="P36">B)</text:p>
      <text:p text:style-name="P36">3. The <text:span text:style-name="T2">Visitor</text:span> click on the register button without filling all the fields</text:p>
      <text:p text:style-name="P36">4. An error message is displayed, stating that all fields must be filled</text:p>
      <text:p text:style-name="P36">5. Step 2</text:p>
      <text:list xml:id="list627924898647738585" text:style-name="L21">
        <text:list-item>
          <text:p text:style-name="P2"><text:span text:style-name="T14">Classes Involved: </text:span><text:span text:style-name="T4">Visitor</text:span></text:p>
        </text:list-item>
      </text:list>
      <text:p text:style-name="P1"><text:span text:style-name="T2"/></text:p>
      <text:p text:style-name="P1"><text:span text:style-name="T2"/></text:p>
      <text:list xml:id="list35756502" text:continue-list="list7173371800757162571" text:style-name="L14">
        <text:list-item>
          <text:p text:style-name="P17">Case: <text:span text:style-name="T15">Upload picture</text:span></text:p>
        </text:list-item>
      </text:list>
      <text:list xml:id="list1249078389866354723" text:style-name="L28">
        <text:list-item>
          <text:p text:style-name="P24">Description: <text:span text:style-name="T15">A </text:span><text:span text:style-name="T5">Visitor / User / Gardener / Administrator</text:span><text:span text:style-name="T15"> wants to upload a picture of a plant</text:span></text:p>
        </text:list-item>
      </text:list>
      <text:list xml:id="list5703138463669360219" text:style-name="L29">
        <text:list-item>
          <text:p text:style-name="P25">Prerequisite: <text:span text:style-name="T15">Any Planth Health ™ <text:s/>website's page is open</text:span></text:p>
        </text:list-item>
      </text:list>
      <text:list xml:id="list3872948996683514684" text:style-name="L30">
        <text:list-item>
          <text:p text:style-name="P26">Steps:</text:p>
        </text:list-item>
      </text:list>
      <text:p text:style-name="P40"><text:span text:style-name="T15">1. The <text:s/></text:span><text:span text:style-name="T4">Visitor / User / Gardener / Administrator</text:span><text:span text:style-name="T15"> click on the upload a picture button</text:span></text:p>
      <text:p text:style-name="P41"><text:span text:style-name="T15">2. The <text:s/></text:span><text:span text:style-name="T4">Visitor / User / Gardener / Administrator</text:span><text:span text:style-name="T15"> gets reidrected on the camera view, where the QR code of the plant can be scanned</text:span></text:p>
      <text:p text:style-name="P41"><text:span text:style-name="T15">3. Once the QR code is scanned, the <text:s/></text:span><text:span text:style-name="T4">Visitor / User / Gardener / Administrator</text:span><text:span text:style-name="T15"> gets redirected to the </text:span><text:span text:style-name="T18">plant information page</text:span></text:p>
      <text:p text:style-name="P42"><text:span text:style-name="T15">4. Here the <text:s/></text:span><text:span text:style-name="T4">Visitor / User / Gardener / Administrator</text:span><text:span text:style-name="T15"> click the upload new picture button</text:span></text:p>
      <text:p text:style-name="P42"><text:span text:style-name="T15">5. The <text:s/></text:span><text:span text:style-name="T4">Visitor / User / Gardener / Administrator</text:span><text:span text:style-name="T15"> gets redirected to the device gallery where the picture to upload can be chosen</text:span></text:p>
      <text:list xml:id="list1193838279020309140" text:style-name="L31">
        <text:list-item>
          <text:p text:style-name="P27">Postcondition: <text:span text:style-name="T18">The picture gets added to a review list where the plant </text:span><text:span text:style-name="T7">Gardener</text:span><text:span text:style-name="T18"> will have to approve or deny, before it gets added to the viewable gallery of the plant</text:span></text:p>
        </text:list-item>
      </text:list>
      <text:list xml:id="list9126970013702086835" text:style-name="L32">
        <text:list-item>
          <text:p text:style-name="P28">Alternatives:</text:p>
        </text:list-item>
      </text:list>
      <text:p text:style-name="P39"><text:span text:style-name="T15"/></text:p>
      <text:list xml:id="list3790813738760251562" text:style-name="L33">
        <text:list-item>
          <text:p text:style-name="P29">Classes Involved: <text:span text:style-name="T4">Visitor / User / Gardener / Administrator</text:span></text:p>
        </text:list-item>
      </text:list>
      <text:p text:style-name="P9"><text:span text:style-name="T4"/></text:p>
      <text:p text:style-name="P1"><text:span text:style-name="T2"/></text:p>
      <text:p text:style-name="P1"><text:span text:style-name="T2"/></text:p>
      <text:p text:style-name="Standard"><text:span text:style-name="T19">User</text:span></text:p>
      <text:p text:style-name="P1"><text:span text:style-name="T2"/></text:p>
      <text:list xml:id="list5115429143721674861" text:style-name="L7">
        <text:list-item>
          <text:p text:style-name="P10"><text:soft-page-break/>Case: <text:span text:style-name="T15"><text:tab/>Log in</text:span></text:p>
        </text:list-item>
      </text:list>
      <text:list xml:id="list6054403346756314966" text:style-name="L8">
        <text:list-item>
          <text:p text:style-name="P11">Description: <text:span text:style-name="T15">A User / Gardener / Administrator log in their account</text:span></text:p>
        </text:list-item>
      </text:list>
      <text:list xml:id="list3168511506510762583" text:style-name="L9">
        <text:list-item>
          <text:p text:style-name="P12">Prerequisite: <text:span text:style-name="T15">A valid account should already being registered, the Planth Health ™ <text:s/>website's home page is open</text:span></text:p>
        </text:list-item>
      </text:list>
      <text:list xml:id="list1084678802635934242" text:style-name="L10">
        <text:list-item>
          <text:p text:style-name="P13">Steps:</text:p>
        </text:list-item>
      </text:list>
      <text:p text:style-name="P33"><text:span text:style-name="T15">1. The User / Gardener / Administrator </text:span><text:span text:style-name="T16">enter their email</text:span><text:span text:style-name="T15"> and password</text:span></text:p>
      <text:p text:style-name="P32"><text:span text:style-name="T15">2.</text:span></text:p>
      <text:list xml:id="list6104041151708653262" text:style-name="L11">
        <text:list-item>
          <text:p text:style-name="P14">Postcondition: <text:span text:style-name="T15">a</text:span></text:p>
        </text:list-item>
      </text:list>
      <text:list xml:id="list6837805232350089102" text:style-name="L12">
        <text:list-item>
          <text:p text:style-name="P15">Alternatives:</text:p>
        </text:list-item>
      </text:list>
      <text:p text:style-name="P34"><text:span text:style-name="T15">A)</text:span></text:p>
      <text:list xml:id="list5991517048238140925" text:style-name="L13">
        <text:list-item>
          <text:p text:style-name="P16">Classes Involved: <text:span text:style-name="T4">a</text:span></text:p>
          <text:p text:style-name="P16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Cond Semibold" svg:font-family="'Verdana Pro Cond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M56S</meta:editing-duration>
    <meta:editing-cycles>3</meta:editing-cycles>
    <meta:generator>OpenOffice/4.1.13$Win32 OpenOffice.org_project/4113m1$Build-9810</meta:generator>
    <dc:date>2023-03-10T15:52:31.80</dc:date>
    <meta:document-statistic meta:table-count="0" meta:image-count="0" meta:object-count="0" meta:page-count="2" meta:paragraph-count="52" meta:word-count="414" meta:character-count="2255"/>
    <meta:user-defined meta:name="Info 1"/>
    <meta:user-defined meta:name="Info 2"/>
    <meta:user-defined meta:name="Info 3"/>
    <meta:user-defined meta:name="Info 4"/>
  </office:meta>
</office:document-meta>
</file>